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P1" style:family="paragraph" style:parent-style-name="Table_20_Contents">
      <style:text-properties officeooo:rsid="00197a30" officeooo:paragraph-rsid="00197a30"/>
    </style:style>
    <style:style style:name="P2" style:family="paragraph" style:parent-style-name="Table_20_Contents">
      <style:paragraph-properties fo:text-align="end" style:justify-single-word="false"/>
      <style:text-properties officeooo:rsid="00197a30" officeooo:paragraph-rsid="00197a30"/>
    </style:style>
    <style:style style:name="P3" style:family="paragraph" style:parent-style-name="Text_20_body">
      <style:paragraph-properties fo:margin-left="0in" fo:margin-right="0in" fo:text-align="center" style:justify-single-word="false" fo:text-indent="0in" style:auto-text-indent="false"/>
      <style:text-properties officeooo:rsid="001a5e74" officeooo:paragraph-rsid="001a5e74"/>
    </style:style>
    <style:style style:name="P4" style:family="paragraph" style:parent-style-name="Text_20_body" style:list-style-name="L1">
      <style:paragraph-properties fo:margin-left="0in" fo:margin-right="0in" fo:text-indent="0in" style:auto-text-indent="false"/>
    </style:style>
    <style:style style:name="P5" style:family="paragraph" style:parent-style-name="Text_20_body" style:list-style-name="L1">
      <style:paragraph-properties fo:margin-left="0in" fo:margin-right="0in" fo:text-indent="0in" style:auto-text-indent="false"/>
      <style:text-properties officeooo:paragraph-rsid="0020f5a6"/>
    </style:style>
    <style:style style:name="T1" style:family="text">
      <style:text-properties fo:font-style="italic" officeooo:rsid="001a5e74" style:font-style-asian="italic" style:font-style-complex="italic"/>
    </style:style>
    <style:style style:name="T2" style:family="text">
      <style:text-properties fo:font-style="italic" officeooo:rsid="001c29b3" style:font-style-asian="italic" style:font-style-complex="italic"/>
    </style:style>
    <style:style style:name="T3" style:family="text">
      <style:text-properties fo:font-style="italic" officeooo:rsid="001cbb0e" style:font-style-asian="italic" style:font-style-complex="italic"/>
    </style:style>
    <style:style style:name="T4" style:family="text">
      <style:text-properties fo:font-style="italic" officeooo:rsid="001fe082" style:font-style-asian="italic" style:font-style-complex="italic"/>
    </style:style>
    <style:style style:name="T5" style:family="text">
      <style:text-properties fo:font-style="italic" officeooo:rsid="0020c840" style:font-style-asian="italic" style:font-style-complex="italic"/>
    </style:style>
    <style:style style:name="T6" style:family="text">
      <style:text-properties fo:font-style="italic" officeooo:rsid="0021a9e9" style:font-style-asian="italic" style:font-style-complex="italic"/>
    </style:style>
    <style:style style:name="T7" style:family="text">
      <style:text-properties fo:font-style="italic" officeooo:rsid="0022a4e8" style:font-style-asian="italic" style:font-style-complex="italic"/>
    </style:style>
    <style:style style:name="T8" style:family="text">
      <style:text-properties fo:font-style="italic" officeooo:rsid="0024414b" style:font-style-asian="italic" style:font-style-complex="italic"/>
    </style:style>
    <style:style style:name="T9" style:family="text">
      <style:text-properties fo:font-style="italic" officeooo:rsid="00256e36" style:font-style-asian="italic" style:font-style-complex="italic"/>
    </style:style>
    <style:style style:name="T10" style:family="text">
      <style:text-properties fo:font-style="italic" officeooo:rsid="00271d8a" style:font-style-asian="italic" style:font-style-complex="italic"/>
    </style:style>
    <style:style style:name="T11" style:family="text">
      <style:text-properties officeooo:rsid="001cbb0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Daniel Berry</text:p>
            <text:p text:style-name="P1">HCC 6600</text:p>
          </table:table-cell>
          <table:table-cell table:style-name="Table1.A1" office:value-type="string">
            <text:p text:style-name="P2">March 30, 2025</text:p>
          </table:table-cell>
        </table:table-row>
      </table:table>
      <text:p text:style-name="P3">Report 7</text:p>
      <text:list text:style-name="L1">
        <text:list-item>
          <text:p text:style-name="P4">How will Intelligent User Interfaces enhance user experience in your project?<text:line-break/><text:span text:style-name="T1">Users could customize a character to exist in the world of the chat bot. The resulting conversations could be adapted to these customizations such as gender, age, and social status.</text:span></text:p>
        </text:list-item>
        <text:list-item>
          <text:p text:style-name="P4">Which AI technique (ML or NLP) will your project use to adapt to user needs?<text:line-break/><text:span text:style-name="T1">The entire AI portion of the project is built around Natural Language Processing, so it would extend on those capabilities.</text:span></text:p>
        </text:list-item>
        <text:list-item>
          <text:p text:style-name="P4">What strategies will you employ to mitigate misinterpretations in your project's interface?<text:line-break/><text:span text:style-name="T2">The already in place feedback system can be used to help identify any issues with chat bot responses. If a customization is incorrect, this can be accounted for and fixed.</text:span></text:p>
        </text:list-item>
        <text:list-item>
          <text:p text:style-name="P4">How will your project balance proactive assistance with user control?<text:line-break/><text:span text:style-name="T4">Users will have access to all the controls that are there for the customization of the project. It wouldn’t assume anything about them outside of how to address or speak with them. </text:span><text:span text:style-name="T10">If a user takes issue with how a certain prompt responds, they should adapt their settings or report feedback.</text:span><text:line-break/></text:p>
        </text:list-item>
        <text:list-item>
          <text:p text:style-name="P4">In what ways will intelligent interfaces improve capabilities in your project?<text:line-break/><text:span text:style-name="T2">It can identify users with poor performance and grammar and then provide possible words/</text:span><text:span text:style-name="T5">phrases</text:span><text:span text:style-name="T2"> to work with to help practice their Italian. </text:span><text:span text:style-name="T9">Similarly, custom flashcards can be made from words that a user has shown inexperience with. After many sessions, they can review these words and improve their skills.</text:span></text:p>
        </text:list-item>
        <text:list-item>
          <text:p text:style-name="P4">Which intelligent interface application is most relevant to your project?<text:line-break/><text:span text:style-name="T6">A personalized conversational User interface would be the most appropriately relevant example to my own project.</text:span></text:p>
        </text:list-item>
        <text:list-item>
          <text:p text:style-name="P4">How will you handle ethical concerns related to user data in your project?<text:line-break/><text:span text:style-name="T11">All data will be stored with the highest available level of scrutiny and security controls. </text:span><text:span text:style-name="T3">Additionally, users are not required nor encouraged to provide any real Personally Identifiable Information.</text:span></text:p>
        </text:list-item>
        <text:list-item>
          <text:p text:style-name="P4">What steps will ensure transparency and build trust in your project’s interface?<text:line-break/><text:span text:style-name="T3">While building their user avatar, it could explain how each setting may affect the chat bot experience. </text:span><text:span text:style-name="T8">Users will build an understanding of what each control can do and see different ways they can experience the application.</text:span></text:p>
        </text:list-item>
        <text:list-item>
          <text:p text:style-name="P5">Which methods will you use to evaluate your project’s conversational Uis?<text:line-break/><text:span text:style-name="T2">The PARADISE framework for evaluating a dialogue based system is </text:span><text:span text:style-name="T7">the best way to evaluate the conversations from the LLM.</text:span></text:p>
        </text:list-item>
        <text:list-item>
          <text:p text:style-name="P4">How will your project utilize affect-aware systems to enhance interactions?<text:line-break/><text:span text:style-name="T3">The paladin check section of the response analysis can be used to verify that a response makes sense within the context of the system and user profile.</text:span></text:p>
        </text:list-item>
      </text:list>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20:33:28.931484643</meta:creation-date>
    <meta:editing-duration>PT50M58S</meta:editing-duration>
    <meta:editing-cycles>13</meta:editing-cycles>
    <meta:generator>LibreOffice/24.2.7.2$Linux_X86_64 LibreOffice_project/420$Build-2</meta:generator>
    <dc:date>2025-03-30T19:27:26.226137153</dc:date>
    <meta:document-statistic meta:table-count="1" meta:image-count="0" meta:object-count="0" meta:page-count="2" meta:paragraph-count="14" meta:word-count="443" meta:character-count="2723" meta:non-whitespace-character-count="2303"/>
  </office:meta>
</office:document-meta>
</file>